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316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5"/>
        <table:table-column table:style-name="co2" table:default-cell-style-name="ce5"/>
        <table:table-column table:style-name="co4" table:default-cell-style-name="ce5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8"/>
        <table:table-column table:style-name="co5" table:default-cell-style-name="ce8"/>
        <table:table-column table:style-name="co4" table:default-cell-style-name="ce8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8"/>
        <table:table-column table:style-name="co2" table:default-cell-style-name="ce8"/>
        <table:table-column table:style-name="co4" table:default-cell-style-name="ce8"/>
        <table:table-column table:style-name="co1" table:default-cell-style-name="ce5"/>
        <table:table-column table:style-name="co6" table:default-cell-style-name="ce5"/>
        <table:table-column table:style-name="co4" table:default-cell-style-name="ce5"/>
        <table:table-column table:style-name="co7" table:number-columns-repeated="16357" table:default-cell-style-name="ce8"/>
        <table:table-row table:style-name="ro1">
          <table:table-cell table:style-name="ce1" office:value-type="string" calcext:value-type="string" table:number-columns-spanned="3" table:number-rows-spanned="1">
            <text:p>B-PER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I-PER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B-LOC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I-LOC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B-ORG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I-ORG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B-MISC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I-MISC</text:p>
          </table:table-cell>
          <table:covered-table-cell table:number-columns-repeated="2" table:style-name="ce6"/>
          <table:table-cell table:style-name="ce1" office:value-type="string" calcext:value-type="string" table:number-columns-spanned="3" table:number-rows-spanned="1">
            <text:p>O</text:p>
          </table:table-cell>
          <table:covered-table-cell table:number-columns-repeated="2" table:style-name="ce1"/>
        </table:table-row>
        <table:table-row table:style-name="ro1"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Occ.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Prediction</text:p>
          </table:table-cell>
          <table:table-cell table:style-name="ce7" office:value-type="string" calcext:value-type="string">
            <text:p>Occ.</text:p>
          </table:table-cell>
          <table:table-cell table:style-name="ce7" office:value-type="string" calcext:value-type="string">
            <text:p>%</text:p>
          </table:table-cell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Occ.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Prediction</text:p>
          </table:table-cell>
          <table:table-cell table:style-name="ce7" office:value-type="string" calcext:value-type="string">
            <text:p>Occ.</text:p>
          </table:table-cell>
          <table:table-cell table:style-name="ce7" office:value-type="string" calcext:value-type="string">
            <text:p>%</text:p>
          </table:table-cell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Occ.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Prediction</text:p>
          </table:table-cell>
          <table:table-cell table:style-name="ce7" office:value-type="string" calcext:value-type="string">
            <text:p>Occ.</text:p>
          </table:table-cell>
          <table:table-cell table:style-name="ce7" office:value-type="string" calcext:value-type="string">
            <text:p>%</text:p>
          </table:table-cell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Occ.</text:p>
          </table:table-cell>
          <table:table-cell table:style-name="ce4" office:value-type="string" calcext:value-type="string">
            <text:p>%</text:p>
          </table:table-cell>
          <table:table-cell table:style-name="ce7" office:value-type="string" calcext:value-type="string">
            <text:p>Prediction</text:p>
          </table:table-cell>
          <table:table-cell table:style-name="ce7" office:value-type="string" calcext:value-type="string">
            <text:p>Occ.</text:p>
          </table:table-cell>
          <table:table-cell table:style-name="ce7" office:value-type="string" calcext:value-type="string">
            <text:p>%</text:p>
          </table:table-cell>
          <table:table-cell table:style-name="ce4" office:value-type="string" calcext:value-type="string">
            <text:p>Prediction</text:p>
          </table:table-cell>
          <table:table-cell table:style-name="ce4" office:value-type="string" calcext:value-type="string">
            <text:p>Occ.</text:p>
          </table:table-cell>
          <table:table-cell table:style-name="ce4" office:value-type="string" calcext:value-type="string">
            <text:p>%</text:p>
          </table:table-cell>
          <table:table-cell table:style-name="ce7" table:number-columns-repeated="16357"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6.9697 %</text:p>
          </table:table-cell>
          <table:table-cell office:value-type="string" calcext:value-type="string">
            <text:p>&lt;/s&gt;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5.4329 %</text:p>
          </table:table-cell>
          <table:table-cell office:value-type="string" calcext:value-type="string">
            <text:p>keskiviikko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10.9104 %</text:p>
          </table:table-cell>
          <table:table-cell office:value-type="string" calcext:value-type="string">
            <text:p>York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.3587 %</text:p>
          </table:table-cell>
          <table:table-cell office:value-type="float" office:value="1" calcext:value-type="float">
            <text:p>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8.8752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5.9827 %</text:p>
          </table:table-cell>
          <table:table-cell office:value-type="string" calcext:value-type="string">
            <text:p>Th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8.813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.043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49172" calcext:value-type="float">
            <text:p>149172</text:p>
          </table:table-cell>
          <table:table-cell office:value-type="string" calcext:value-type="string">
            <text:p>87.47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&lt;/s&gt;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5.530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.7323 %</text:p>
          </table:table-cell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7.3249 %</text:p>
          </table:table-cell>
          <table:table-cell office:value-type="string" calcext:value-type="string">
            <text:p>UPDAT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.0130 %</text:p>
          </table:table-cell>
          <table:table-cell office:value-type="string" calcext:value-type="string">
            <text:p>Page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8.2582 %</text:p>
          </table:table-cell>
          <table:table-cell office:value-type="string" calcext:value-type="string">
            <text:p>.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.0994 %</text:p>
          </table:table-cell>
          <table:table-cell office:value-type="string" calcext:value-type="string">
            <text:p>th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8.1443 %</text:p>
          </table:table-cell>
          <table:table-cell office:value-type="string" calcext:value-type="string">
            <text:p>&lt;/s&gt;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7922 %</text:p>
          </table:table-cell>
          <table:table-cell office:value-type="string" calcext:value-type="string">
            <text:p>&lt;/s&gt;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1.666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4.2273 %</text:p>
          </table:table-cell>
          <table:table-cell office:value-type="string" calcext:value-type="string">
            <text:p>.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3.1581 %</text:p>
          </table:table-cell>
          <table:table-cell office:value-type="string" calcext:value-type="string">
            <text:p>(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5.2661 %</text:p>
          </table:table-cell>
          <table:table-cell office:value-type="string" calcext:value-type="string">
            <text:p>.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.7537 %</text:p>
          </table:table-cell>
          <table:table-cell office:value-type="string" calcext:value-type="string">
            <text:p>&lt;/s&gt;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6.2490 %</text:p>
          </table:table-cell>
          <table:table-cell office:value-type="string" calcext:value-type="string">
            <text:p>&lt;/s&gt;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4806 %</text:p>
          </table:table-cell>
          <table:table-cell office:value-type="string" calcext:value-type="string">
            <text:p>TH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3.0541 %</text:p>
          </table:table-cell>
          <table:table-cell office:value-type="string" calcext:value-type="string">
            <text:p>.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6.7532 %</text:p>
          </table:table-cell>
          <table:table-cell office:value-type="string" calcext:value-type="string">
            <text:p>-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1.652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.9545 %</text:p>
          </table:table-cell>
          <table:table-cell office:value-type="string" calcext:value-type="string">
            <text:p>Smit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.0477 %</text:p>
          </table:table-cell>
          <table:table-cell office:value-type="string" calcext:value-type="string">
            <text:p>.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3.179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.6672 %</text:p>
          </table:table-cell>
          <table:table-cell office:value-type="string" calcext:value-type="string">
            <text:p>The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4.7144 %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4.3737 %</text:p>
          </table:table-cell>
          <table:table-cell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.6469 %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9827 %</text:p>
          </table:table-cell>
          <table:table-cell office:value-type="string" calcext:value-type="string">
            <text:p>The</text:p>
          </table:table-cell>
          <table:table-cell office:value-type="float" office:value="1876" calcext:value-type="float">
            <text:p>1876</text:p>
          </table:table-cell>
          <table:table-cell office:value-type="string" calcext:value-type="string">
            <text:p>1.100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3.9242 %</text:p>
          </table:table-cell>
          <table:table-cell office:value-type="string" calcext:value-type="string">
            <text:p>,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2.8489 %</text:p>
          </table:table-cell>
          <table:table-cell office:value-type="string" calcext:value-type="string">
            <text:p>,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3.0672 %</text:p>
          </table:table-cell>
          <table:table-cell office:value-type="string" calcext:value-type="string">
            <text:p>Republic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.5808 %</text:p>
          </table:table-cell>
          <table:table-cell office:value-type="string" calcext:value-type="string">
            <text:p>-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4.4139 %</text:p>
          </table:table-cell>
          <table:table-cell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.5378 %</text:p>
          </table:table-cell>
          <table:table-cell office:value-type="string" calcext:value-type="string">
            <text:p>World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2688 %</text:p>
          </table:table-cell>
          <table:table-cell office:value-type="string" calcext:value-type="string">
            <text:p>Cu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.9827 %</text:p>
          </table:table-cell>
          <table:table-cell office:value-type="string" calcext:value-type="string">
            <text:p>,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726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3.7121 %</text:p>
          </table:table-cell>
          <table:table-cell office:value-type="string" calcext:value-type="string">
            <text:p>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4293 %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.7731 %</text:p>
          </table:table-cell>
          <table:table-cell office:value-type="string" calcext:value-type="string">
            <text:p>Sta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7165 %</text:p>
          </table:table-cell>
          <table:table-cell office:value-type="string" calcext:value-type="string">
            <text:p>(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.1674 %</text:p>
          </table:table-cell>
          <table:table-cell office:value-type="string" calcext:value-type="string">
            <text:p>Pa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2408 %</text:p>
          </table:table-cell>
          <table:table-cell office:value-type="string" calcext:value-type="string">
            <text:p>Russia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5707 %</text:p>
          </table:table-cell>
          <table:table-cell office:value-type="string" calcext:value-type="string">
            <text:p>Ope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.9437 %</text:p>
          </table:table-cell>
          <table:table-cell office:value-type="string" calcext:value-type="string">
            <text:p>by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0.58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.4848 %</text:p>
          </table:table-cell>
          <table:table-cell office:value-type="string" calcext:value-type="string">
            <text:p>William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4797 %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2.6751 %</text:p>
          </table:table-cell>
          <table:table-cell office:value-type="string" calcext:value-type="string">
            <text:p>Kong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.5436 %</text:p>
          </table:table-cell>
          <table:table-cell office:value-type="string" calcext:value-type="string">
            <text:p>the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2.1041 %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7819 %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.4252 %</text:p>
          </table:table-cell>
          <table:table-cell office:value-type="string" calcext:value-type="string">
            <text:p>"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6840 %</text:p>
          </table:table-cell>
          <table:table-cell office:value-type="string" calcext:value-type="string">
            <text:p>By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0.351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.6970 %</text:p>
          </table:table-cell>
          <table:table-cell office:value-type="string" calcext:value-type="string">
            <text:p>H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.3913 %</text:p>
          </table:table-cell>
          <table:table-cell office:value-type="string" calcext:value-type="string">
            <text:p>the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2.3389 %</text:p>
          </table:table-cell>
          <table:table-cell office:value-type="string" calcext:value-type="string">
            <text:p>,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.1115 %</text:p>
          </table:table-cell>
          <table:table-cell office:value-type="string" calcext:value-type="string">
            <text:p>.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.7086 %</text:p>
          </table:table-cell>
          <table:table-cell office:value-type="string" calcext:value-type="string">
            <text:p>,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.7279 %</text:p>
          </table:table-cell>
          <table:table-cell office:value-type="string" calcext:value-type="string">
            <text:p>&lt;/s&gt;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3380 %</text:p>
          </table:table-cell>
          <table:table-cell office:value-type="string" calcext:value-type="string">
            <text:p>Th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.2511 %</text:p>
          </table:table-cell>
          <table:table-cell office:value-type="string" calcext:value-type="string">
            <text:p>.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0.331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.6515 %</text:p>
          </table:table-cell>
          <table:table-cell office:value-type="string" calcext:value-type="string">
            <text:p>(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.3472 %</text:p>
          </table:table-cell>
          <table:table-cell office:value-type="string" calcext:value-type="string">
            <text:p>)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.9328 %</text:p>
          </table:table-cell>
          <table:table-cell office:value-type="string" calcext:value-type="string">
            <text:p>Lank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6793 %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5662 %</text:p>
          </table:table-cell>
          <table:table-cell office:value-type="string" calcext:value-type="string">
            <text:p>-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6199 %</text:p>
          </table:table-cell>
          <table:table-cell office:value-type="string" calcext:value-type="string">
            <text:p>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3089 %</text:p>
          </table:table-cell>
          <table:table-cell office:value-type="string" calcext:value-type="string">
            <text:p>Afric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.9913 %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0.239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3636 %</text:p>
          </table:table-cell>
          <table:table-cell office:value-type="string" calcext:value-type="string">
            <text:p>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3251 %</text:p>
          </table:table-cell>
          <table:table-cell office:value-type="string" calcext:value-type="string">
            <text:p>&lt;/s&gt;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.9048 %</text:p>
          </table:table-cell>
          <table:table-cell office:value-type="string" calcext:value-type="string">
            <text:p>Afric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.4201 %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.5662 %</text:p>
          </table:table-cell>
          <table:table-cell office:value-type="string" calcext:value-type="string">
            <text:p>...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.5389 %</text:p>
          </table:table-cell>
          <table:table-cell office:value-type="string" calcext:value-type="string">
            <text:p>Briti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.1926 %</text:p>
          </table:table-cell>
          <table:table-cell office:value-type="string" calcext:value-type="string">
            <text:p>Leagu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8182 %</text:p>
          </table:table-cell>
          <table:table-cell office:value-type="string" calcext:value-type="string">
            <text:p>John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.232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0758 %</text:p>
          </table:table-cell>
          <table:table-cell office:value-type="string" calcext:value-type="string">
            <text:p>Washington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1926 %</text:p>
          </table:table-cell>
          <table:table-cell office:value-type="string" calcext:value-type="string">
            <text:p>The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.8487 %</text:p>
          </table:table-cell>
          <table:table-cell office:value-type="string" calcext:value-type="string">
            <text:p>&lt;/s&gt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0743 %</text:p>
          </table:table-cell>
          <table:table-cell office:value-type="string" calcext:value-type="string">
            <text:p>,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2814 %</text:p>
          </table:table-cell>
          <table:table-cell office:value-type="string" calcext:value-type="string">
            <text:p>I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.4309 %</text:p>
          </table:table-cell>
          <table:table-cell office:value-type="string" calcext:value-type="string">
            <text:p>"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0471 %</text:p>
          </table:table-cell>
          <table:table-cell office:value-type="string" calcext:value-type="string">
            <text:p>Prix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5584 %</text:p>
          </table:table-cell>
          <table:table-cell office:value-type="string" calcext:value-type="string">
            <text:p>Washington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.170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0606 %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1042 %</text:p>
          </table:table-cell>
          <table:table-cell office:value-type="string" calcext:value-type="string">
            <text:p>London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.4986 %</text:p>
          </table:table-cell>
          <table:table-cell office:value-type="string" calcext:value-type="string">
            <text:p>Ban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.6422 %</text:p>
          </table:table-cell>
          <table:table-cell office:value-type="string" calcext:value-type="string">
            <text:p>FC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2814 %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499 %</text:p>
          </table:table-cell>
          <table:table-cell office:value-type="string" calcext:value-type="string">
            <text:p>Frenc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180 %</text:p>
          </table:table-cell>
          <table:table-cell office:value-type="string" calcext:value-type="string">
            <text:p>EUROP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3853 %</text:p>
          </table:table-cell>
          <table:table-cell office:value-type="string" calcext:value-type="string">
            <text:p>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.164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g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0606 %</text:p>
          </table:table-cell>
          <table:table-cell office:value-type="string" calcext:value-type="string">
            <text:p>Pa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9717 %</text:p>
          </table:table-cell>
          <table:table-cell office:value-type="string" calcext:value-type="string">
            <text:p>New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.2745 %</text:p>
          </table:table-cell>
          <table:table-cell office:value-type="string" calcext:value-type="string">
            <text:p>Ric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4693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2182 %</text:p>
          </table:table-cell>
          <table:table-cell office:value-type="string" calcext:value-type="string">
            <text:p>Th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9989 %</text:p>
          </table:table-cell>
          <table:table-cell office:value-type="string" calcext:value-type="string">
            <text:p>worl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9599 %</text:p>
          </table:table-cell>
          <table:table-cell office:value-type="string" calcext:value-type="string">
            <text:p>HO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3853 %</text:p>
          </table:table-cell>
          <table:table-cell office:value-type="string" calcext:value-type="string">
            <text:p>2.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149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9848 %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9717 %</text:p>
          </table:table-cell>
          <table:table-cell office:value-type="string" calcext:value-type="string">
            <text:p>Sout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9944 %</text:p>
          </table:table-cell>
          <table:table-cell office:value-type="string" calcext:value-type="string">
            <text:p>Zeal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100 %</text:p>
          </table:table-cell>
          <table:table-cell office:value-type="string" calcext:value-type="string">
            <text:p>National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1232 %</text:p>
          </table:table-cell>
          <table:table-cell office:value-type="string" calcext:value-type="string">
            <text:p>H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8639 %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9308 %</text:p>
          </table:table-cell>
          <table:table-cell office:value-type="string" calcext:value-type="string">
            <text:p>.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2987 %</text:p>
          </table:table-cell>
          <table:table-cell office:value-type="string" calcext:value-type="string">
            <text:p>Sout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146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ກ່ຽວກັບພວກເຮົາ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9091 %</text:p>
          </table:table-cell>
          <table:table-cell office:value-type="string" calcext:value-type="string">
            <text:p>Barcelon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9496 %</text:p>
          </table:table-cell>
          <table:table-cell office:value-type="string" calcext:value-type="string">
            <text:p>NEW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9524 %</text:p>
          </table:table-cell>
          <table:table-cell office:value-type="string" calcext:value-type="string">
            <text:p>Hou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2100 %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1232 %</text:p>
          </table:table-cell>
          <table:table-cell office:value-type="string" calcext:value-type="string">
            <text:p>Ban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099 %</text:p>
          </table:table-cell>
          <table:table-cell office:value-type="string" calcext:value-type="string">
            <text:p>U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017 %</text:p>
          </table:table-cell>
          <table:table-cell office:value-type="string" calcext:value-type="string">
            <text:p>TH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390 %</text:p>
          </table:table-cell>
          <table:table-cell office:value-type="string" calcext:value-type="string">
            <text:p>©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0.144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8333 %</text:p>
          </table:table-cell>
          <table:table-cell office:value-type="string" calcext:value-type="string">
            <text:p>Kh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9055 %</text:p>
          </table:table-cell>
          <table:table-cell office:value-type="string" calcext:value-type="string">
            <text:p>TH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8824 %</text:p>
          </table:table-cell>
          <table:table-cell office:value-type="string" calcext:value-type="string">
            <text:p>Stree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236 %</text:p>
          </table:table-cell>
          <table:table-cell office:value-type="string" calcext:value-type="string">
            <text:p>TH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9018 %</text:p>
          </table:table-cell>
          <table:table-cell office:value-type="string" calcext:value-type="string">
            <text:p>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7019 %</text:p>
          </table:table-cell>
          <table:table-cell office:value-type="string" calcext:value-type="string">
            <text:p>EUROP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9017 %</text:p>
          </table:table-cell>
          <table:table-cell office:value-type="string" calcext:value-type="string">
            <text:p>Lank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390 %</text:p>
          </table:table-cell>
          <table:table-cell office:value-type="string" calcext:value-type="string">
            <text:p>in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.138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7879 %</text:p>
          </table:table-cell>
          <table:table-cell office:value-type="string" calcext:value-type="string">
            <text:p>Jon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8613 %</text:p>
          </table:table-cell>
          <table:table-cell office:value-type="string" calcext:value-type="string">
            <text:p>Unite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8543 %</text:p>
          </table:table-cell>
          <table:table-cell office:value-type="string" calcext:value-type="string">
            <text:p>Cit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236 %</text:p>
          </table:table-cell>
          <table:table-cell office:value-type="string" calcext:value-type="string">
            <text:p>I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8859 %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7019 %</text:p>
          </table:table-cell>
          <table:table-cell office:value-type="string" calcext:value-type="string">
            <text:p>peopl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726 %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524 %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1161 %</text:p>
          </table:table-cell>
          <table:table-cell table:number-columns-repeated="1635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7879 %</text:p>
          </table:table-cell>
          <table:table-cell office:value-type="string" calcext:value-type="string">
            <text:p>Johnso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8613 %</text:p>
          </table:table-cell>
          <table:table-cell office:value-type="string" calcext:value-type="string">
            <text:p>Chi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8403 %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.1236 %</text:p>
          </table:table-cell>
          <table:table-cell office:value-type="string" calcext:value-type="string">
            <text:p>H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8543 %</text:p>
          </table:table-cell>
          <table:table-cell office:value-type="string" calcext:value-type="string">
            <text:p>Uni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6749 %</text:p>
          </table:table-cell>
          <table:table-cell office:value-type="string" calcext:value-type="string">
            <text:p>loc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726 %</text:p>
          </table:table-cell>
          <table:table-cell office:value-type="string" calcext:value-type="string">
            <text:p>CU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92 %</text:p>
          </table:table-cell>
          <table:table-cell office:value-type="string" calcext:value-type="string">
            <text:p>THE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114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576 %</text:p>
          </table:table-cell>
          <table:table-cell office:value-type="string" calcext:value-type="string">
            <text:p>Al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8392 %</text:p>
          </table:table-cell>
          <table:table-cell office:value-type="string" calcext:value-type="string">
            <text:p>Indi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8263 %</text:p>
          </table:table-cell>
          <table:table-cell office:value-type="string" calcext:value-type="string">
            <text:p>Kore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372 %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8068 %</text:p>
          </table:table-cell>
          <table:table-cell office:value-type="string" calcext:value-type="string">
            <text:p>Part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6210 %</text:p>
          </table:table-cell>
          <table:table-cell office:value-type="string" calcext:value-type="string">
            <text:p>Australi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8144 %</text:p>
          </table:table-cell>
          <table:table-cell office:value-type="string" calcext:value-type="string">
            <text:p>Airlin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92 %</text:p>
          </table:table-cell>
          <table:table-cell office:value-type="string" calcext:value-type="string">
            <text:p>D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113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7576 %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8392 %</text:p>
          </table:table-cell>
          <table:table-cell office:value-type="string" calcext:value-type="string">
            <text:p>It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7983 %</text:p>
          </table:table-cell>
          <table:table-cell office:value-type="string" calcext:value-type="string">
            <text:p>..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372 %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7594 %</text:p>
          </table:table-cell>
          <table:table-cell office:value-type="string" calcext:value-type="string">
            <text:p>Yor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5670 %</text:p>
          </table:table-cell>
          <table:table-cell office:value-type="string" calcext:value-type="string">
            <text:p>$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7853 %</text:p>
          </table:table-cell>
          <table:table-cell office:value-type="string" calcext:value-type="string">
            <text:p>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92 %</text:p>
          </table:table-cell>
          <table:table-cell office:value-type="string" calcext:value-type="string">
            <text:p>de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99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ae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6818 %</text:p>
          </table:table-cell>
          <table:table-cell office:value-type="string" calcext:value-type="string">
            <text:p>The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8392 %</text:p>
          </table:table-cell>
          <table:table-cell office:value-type="string" calcext:value-type="string">
            <text:p>Russi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143 %</text:p>
          </table:table-cell>
          <table:table-cell office:value-type="string" calcext:value-type="string">
            <text:p>Arab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9507 %</text:p>
          </table:table-cell>
          <table:table-cell office:value-type="string" calcext:value-type="string">
            <text:p>v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7436 %</text:p>
          </table:table-cell>
          <table:table-cell office:value-type="string" calcext:value-type="string">
            <text:p>Minist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400 %</text:p>
          </table:table-cell>
          <table:table-cell office:value-type="string" calcext:value-type="string">
            <text:p>(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7563 %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92 %</text:p>
          </table:table-cell>
          <table:table-cell office:value-type="string" calcext:value-type="string">
            <text:p>From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99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212 %</text:p>
          </table:table-cell>
          <table:table-cell office:value-type="string" calcext:value-type="string">
            <text:p>ha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951 %</text:p>
          </table:table-cell>
          <table:table-cell office:value-type="string" calcext:value-type="string">
            <text:p>Czec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7143 %</text:p>
          </table:table-cell>
          <table:table-cell office:value-type="string" calcext:value-type="string">
            <text:p>Caroli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3 %</text:p>
          </table:table-cell>
          <table:table-cell office:value-type="string" calcext:value-type="string">
            <text:p>New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5854 %</text:p>
          </table:table-cell>
          <table:table-cell office:value-type="string" calcext:value-type="string">
            <text:p>Unite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130 %</text:p>
          </table:table-cell>
          <table:table-cell office:value-type="string" calcext:value-type="string">
            <text:p>ne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272 %</text:p>
          </table:table-cell>
          <table:table-cell office:value-type="string" calcext:value-type="string">
            <text:p>NE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6 %</text:p>
          </table:table-cell>
          <table:table-cell office:value-type="string" calcext:value-type="string">
            <text:p>Englis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088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212 %</text:p>
          </table:table-cell>
          <table:table-cell office:value-type="string" calcext:value-type="string">
            <text:p>Rossi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7951 %</text:p>
          </table:table-cell>
          <table:table-cell office:value-type="string" calcext:value-type="string">
            <text:p>Hong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6303 %</text:p>
          </table:table-cell>
          <table:table-cell office:value-type="string" calcext:value-type="string">
            <text:p>Ange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3 %</text:p>
          </table:table-cell>
          <table:table-cell office:value-type="string" calcext:value-type="string">
            <text:p>i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695 %</text:p>
          </table:table-cell>
          <table:table-cell office:value-type="string" calcext:value-type="string">
            <text:p>"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130 %</text:p>
          </table:table-cell>
          <table:table-cell office:value-type="string" calcext:value-type="string">
            <text:p>Sout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7272 %</text:p>
          </table:table-cell>
          <table:table-cell office:value-type="string" calcext:value-type="string">
            <text:p>MED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6 %</text:p>
          </table:table-cell>
          <table:table-cell office:value-type="string" calcext:value-type="string">
            <text:p>3.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0.073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6212 %</text:p>
          </table:table-cell>
          <table:table-cell office:value-type="string" calcext:value-type="string">
            <text:p>..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7730 %</text:p>
          </table:table-cell>
          <table:table-cell office:value-type="string" calcext:value-type="string">
            <text:p>"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5882 %</text:p>
          </table:table-cell>
          <table:table-cell office:value-type="string" calcext:value-type="string">
            <text:p>O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643 %</text:p>
          </table:table-cell>
          <table:table-cell office:value-type="string" calcext:value-type="string">
            <text:p>Europea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379 %</text:p>
          </table:table-cell>
          <table:table-cell office:value-type="string" calcext:value-type="string">
            <text:p>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860 %</text:p>
          </table:table-cell>
          <table:table-cell office:value-type="string" calcext:value-type="string">
            <text:p>Prem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6981 %</text:p>
          </table:table-cell>
          <table:table-cell office:value-type="string" calcext:value-type="string">
            <text:p>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6 %</text:p>
          </table:table-cell>
          <table:table-cell office:value-type="string" calcext:value-type="string">
            <text:p>•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71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i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5909 %</text:p>
          </table:table-cell>
          <table:table-cell office:value-type="string" calcext:value-type="string">
            <text:p>Brow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7509 %</text:p>
          </table:table-cell>
          <table:table-cell office:value-type="string" calcext:value-type="string">
            <text:p>H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22 %</text:p>
          </table:table-cell>
          <table:table-cell office:value-type="string" calcext:value-type="string">
            <text:p>Wa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79 %</text:p>
          </table:table-cell>
          <table:table-cell office:value-type="string" calcext:value-type="string">
            <text:p>Manchest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221 %</text:p>
          </table:table-cell>
          <table:table-cell office:value-type="string" calcext:value-type="string">
            <text:p>F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860 %</text:p>
          </table:table-cell>
          <table:table-cell office:value-type="string" calcext:value-type="string">
            <text:p>internationa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6690 %</text:p>
          </table:table-cell>
          <table:table-cell office:value-type="string" calcext:value-type="string">
            <text:p>Cathol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6 %</text:p>
          </table:table-cell>
          <table:table-cell office:value-type="string" calcext:value-type="string">
            <text:p>Great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66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5606 %</text:p>
          </table:table-cell>
          <table:table-cell office:value-type="string" calcext:value-type="string">
            <text:p>so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7288 %</text:p>
          </table:table-cell>
          <table:table-cell office:value-type="string" calcext:value-type="string">
            <text:p>Sri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5322 %</text:p>
          </table:table-cell>
          <table:table-cell office:value-type="string" calcext:value-type="string">
            <text:p>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79 %</text:p>
          </table:table-cell>
          <table:table-cell office:value-type="string" calcext:value-type="string">
            <text:p>NEW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746 %</text:p>
          </table:table-cell>
          <table:table-cell office:value-type="string" calcext:value-type="string">
            <text:p>Cit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590 %</text:p>
          </table:table-cell>
          <table:table-cell office:value-type="string" calcext:value-type="string">
            <text:p>GM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6690 %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26 %</text:p>
          </table:table-cell>
          <table:table-cell office:value-type="string" calcext:value-type="string">
            <text:p>Nort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65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455 %</text:p>
          </table:table-cell>
          <table:table-cell office:value-type="string" calcext:value-type="string">
            <text:p>i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7067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042 %</text:p>
          </table:table-cell>
          <table:table-cell office:value-type="string" calcext:value-type="string">
            <text:p>Paul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7779 %</text:p>
          </table:table-cell>
          <table:table-cell office:value-type="string" calcext:value-type="string">
            <text:p>LIV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746 %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320 %</text:p>
          </table:table-cell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6399 %</text:p>
          </table:table-cell>
          <table:table-cell office:value-type="string" calcext:value-type="string">
            <text:p>peop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office:value-type="string" calcext:value-type="string">
            <text:p>Muhamma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57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org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5455 %</text:p>
          </table:table-cell>
          <table:table-cell office:value-type="string" calcext:value-type="string">
            <text:p>se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Engl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902 %</text:p>
          </table:table-cell>
          <table:table-cell office:value-type="string" calcext:value-type="string">
            <text:p>keskiviikk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14 %</text:p>
          </table:table-cell>
          <table:table-cell office:value-type="string" calcext:value-type="string">
            <text:p>h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746 %</text:p>
          </table:table-cell>
          <table:table-cell office:value-type="string" calcext:value-type="string">
            <text:p>Univers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320 %</text:p>
          </table:table-cell>
          <table:table-cell office:value-type="string" calcext:value-type="string">
            <text:p>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6399 %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office:value-type="string" calcext:value-type="string">
            <text:p>Manchest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49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5000 %</text:p>
          </table:table-cell>
          <table:table-cell office:value-type="string" calcext:value-type="string">
            <text:p>Ivanov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6184 %</text:p>
          </table:table-cell>
          <table:table-cell office:value-type="string" calcext:value-type="string">
            <text:p>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342 %</text:p>
          </table:table-cell>
          <table:table-cell office:value-type="string" calcext:value-type="string">
            <text:p>T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14 %</text:p>
          </table:table-cell>
          <table:table-cell office:value-type="string" calcext:value-type="string">
            <text:p>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797 %</text:p>
          </table:table-cell>
          <table:table-cell office:value-type="string" calcext:value-type="string">
            <text:p>Amsterd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050 %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108 %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office:value-type="string" calcext:value-type="string">
            <text:p>FC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49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ia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4848 %</text:p>
          </table:table-cell>
          <table:table-cell office:value-type="string" calcext:value-type="string">
            <text:p>Müll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963 %</text:p>
          </table:table-cell>
          <table:table-cell office:value-type="string" calcext:value-type="string">
            <text:p>German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202 %</text:p>
          </table:table-cell>
          <table:table-cell office:value-type="string" calcext:value-type="string">
            <text:p>Francis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14 %</text:p>
          </table:table-cell>
          <table:table-cell office:value-type="string" calcext:value-type="string">
            <text:p>Unite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639 %</text:p>
          </table:table-cell>
          <table:table-cell office:value-type="string" calcext:value-type="string">
            <text:p>Grou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050 %</text:p>
          </table:table-cell>
          <table:table-cell office:value-type="string" calcext:value-type="string">
            <text:p>Europe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108 %</text:p>
          </table:table-cell>
          <table:table-cell office:value-type="string" calcext:value-type="string">
            <text:p>Geograph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office:value-type="string" calcext:value-type="string">
            <text:p>Russia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48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"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697 %</text:p>
          </table:table-cell>
          <table:table-cell office:value-type="string" calcext:value-type="string">
            <text:p>Sing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742 %</text:p>
          </table:table-cell>
          <table:table-cell office:value-type="string" calcext:value-type="string">
            <text:p>Washing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202 %</text:p>
          </table:table-cell>
          <table:table-cell office:value-type="string" calcext:value-type="string">
            <text:p>Dieg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6914 %</text:p>
          </table:table-cell>
          <table:table-cell office:value-type="string" calcext:value-type="string">
            <text:p>Microsof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639 %</text:p>
          </table:table-cell>
          <table:table-cell office:value-type="string" calcext:value-type="string">
            <text:p>sai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780 %</text:p>
          </table:table-cell>
          <table:table-cell office:value-type="string" calcext:value-type="string">
            <text:p>Gr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108 %</text:p>
          </table:table-cell>
          <table:table-cell office:value-type="string" calcext:value-type="string">
            <text:p>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office:value-type="string" calcext:value-type="string">
            <text:p>Deutsc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46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4697 %</text:p>
          </table:table-cell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5521 %</text:p>
          </table:table-cell>
          <table:table-cell office:value-type="string" calcext:value-type="string">
            <text:p>Th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062 %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0 %</text:p>
          </table:table-cell>
          <table:table-cell office:value-type="string" calcext:value-type="string">
            <text:p>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480 %</text:p>
          </table:table-cell>
          <table:table-cell office:value-type="string" calcext:value-type="string">
            <text:p>Dortmu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780 %</text:p>
          </table:table-cell>
          <table:table-cell office:value-type="string" calcext:value-type="string">
            <text:p>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5817 %</text:p>
          </table:table-cell>
          <table:table-cell office:value-type="string" calcext:value-type="string">
            <text:p>W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61 %</text:p>
          </table:table-cell>
          <table:table-cell table:style-name="ce10" office:value-type="string" calcext:value-type="string">
            <text:p>(1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46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r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545 %</text:p>
          </table:table-cell>
          <table:table-cell office:value-type="string" calcext:value-type="string">
            <text:p>Clin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300 %</text:p>
          </table:table-cell>
          <table:table-cell office:value-type="string" calcext:value-type="string">
            <text:p>Ira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3922 %</text:p>
          </table:table-cell>
          <table:table-cell office:value-type="string" calcext:value-type="string">
            <text:p>Traf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0 %</text:p>
          </table:table-cell>
          <table:table-cell office:value-type="string" calcext:value-type="string">
            <text:p>The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164 %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780 %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5526 %</text:p>
          </table:table-cell>
          <table:table-cell office:value-type="string" calcext:value-type="string">
            <text:p>Championsh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5 %</text:p>
          </table:table-cell>
          <table:table-cell office:value-type="string" calcext:value-type="string">
            <text:p>Bahas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42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4545 %</text:p>
          </table:table-cell>
          <table:table-cell office:value-type="string" calcext:value-type="string">
            <text:p>L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859 %</text:p>
          </table:table-cell>
          <table:table-cell office:value-type="string" calcext:value-type="string">
            <text:p>Engli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3922 %</text:p>
          </table:table-cell>
          <table:table-cell office:value-type="string" calcext:value-type="string">
            <text:p>Jerusal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0 %</text:p>
          </table:table-cell>
          <table:table-cell office:value-type="string" calcext:value-type="string">
            <text:p>te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164 %</text:p>
          </table:table-cell>
          <table:table-cell office:value-type="string" calcext:value-type="string">
            <text:p>W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UEF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236 %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5 %</text:p>
          </table:table-cell>
          <table:table-cell office:value-type="string" calcext:value-type="string">
            <text:p>Colleg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38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394 %</text:p>
          </table:table-cell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4859 %</text:p>
          </table:table-cell>
          <table:table-cell office:value-type="string" calcext:value-type="string">
            <text:p>an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82 %</text:p>
          </table:table-cell>
          <table:table-cell office:value-type="string" calcext:value-type="string">
            <text:p>Beng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0 %</text:p>
          </table:table-cell>
          <table:table-cell office:value-type="string" calcext:value-type="string">
            <text:p>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006 %</text:p>
          </table:table-cell>
          <table:table-cell office:value-type="string" calcext:value-type="string">
            <text:p>Madri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youn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945 %</text:p>
          </table:table-cell>
          <table:table-cell office:value-type="string" calcext:value-type="string">
            <text:p>Fies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95 %</text:p>
          </table:table-cell>
          <table:table-cell office:value-type="string" calcext:value-type="string">
            <text:p>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37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394 %</text:p>
          </table:table-cell>
          <table:table-cell office:value-type="string" calcext:value-type="string">
            <text:p>F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196 %</text:p>
          </table:table-cell>
          <table:table-cell office:value-type="string" calcext:value-type="string">
            <text:p>Israe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82 %</text:p>
          </table:table-cell>
          <table:table-cell office:value-type="string" calcext:value-type="string">
            <text:p>Air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050 %</text:p>
          </table:table-cell>
          <table:table-cell office:value-type="string" calcext:value-type="string">
            <text:p>CB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3006 %</text:p>
          </table:table-cell>
          <table:table-cell office:value-type="string" calcext:value-type="string">
            <text:p>Dieg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Chines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4654 %</text:p>
          </table:table-cell>
          <table:table-cell office:value-type="string" calcext:value-type="string">
            <text:p>Parliam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1.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37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4394 %</text:p>
          </table:table-cell>
          <table:table-cell office:value-type="string" calcext:value-type="string">
            <text:p>ov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4196 %</text:p>
          </table:table-cell>
          <table:table-cell office:value-type="string" calcext:value-type="string">
            <text:p>Iraq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82 %</text:p>
          </table:table-cell>
          <table:table-cell office:value-type="string" calcext:value-type="string">
            <text:p>Virgin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u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848 %</text:p>
          </table:table-cell>
          <table:table-cell office:value-type="string" calcext:value-type="string">
            <text:p>The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F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4363 %</text:p>
          </table:table-cell>
          <table:table-cell office:value-type="string" calcext:value-type="string">
            <text:p>wor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Davi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34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242 %</text:p>
          </table:table-cell>
          <table:table-cell office:value-type="string" calcext:value-type="string">
            <text:p>Davi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3975 %</text:p>
          </table:table-cell>
          <table:table-cell office:value-type="string" calcext:value-type="string">
            <text:p>Canad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3782 %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Briti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848 %</text:p>
          </table:table-cell>
          <table:table-cell office:value-type="string" calcext:value-type="string">
            <text:p>(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nation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072 %</text:p>
          </table:table-cell>
          <table:table-cell office:value-type="string" calcext:value-type="string">
            <text:p>Caroli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a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32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4242 %</text:p>
          </table:table-cell>
          <table:table-cell office:value-type="string" calcext:value-type="string">
            <text:p>Hugh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754 %</text:p>
          </table:table-cell>
          <table:table-cell office:value-type="string" calcext:value-type="string">
            <text:p>Europ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641 %</text:p>
          </table:table-cell>
          <table:table-cell office:value-type="string" calcext:value-type="string">
            <text:p>L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Chelse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848 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510 %</text:p>
          </table:table-cell>
          <table:table-cell office:value-type="string" calcext:value-type="string">
            <text:p>oth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072 %</text:p>
          </table:table-cell>
          <table:table-cell office:value-type="string" calcext:value-type="string">
            <text:p>Kor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Hillary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32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i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4091 %</text:p>
          </table:table-cell>
          <table:table-cell office:value-type="string" calcext:value-type="string">
            <text:p>Tere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3754 %</text:p>
          </table:table-cell>
          <table:table-cell office:value-type="string" calcext:value-type="string">
            <text:p>loca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641 %</text:p>
          </table:table-cell>
          <table:table-cell office:value-type="string" calcext:value-type="string">
            <text:p>D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Chin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848 %</text:p>
          </table:table-cell>
          <table:table-cell office:value-type="string" calcext:value-type="string">
            <text:p>Commiss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240 %</text:p>
          </table:table-cell>
          <table:table-cell office:value-type="string" calcext:value-type="string">
            <text:p>Itali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072 %</text:p>
          </table:table-cell>
          <table:table-cell office:value-type="string" calcext:value-type="string">
            <text:p>Ac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9 %</text:p>
          </table:table-cell>
          <table:table-cell office:value-type="string" calcext:value-type="string">
            <text:p>Frå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3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mr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939 %</text:p>
          </table:table-cell>
          <table:table-cell office:value-type="string" calcext:value-type="string">
            <text:p>Netanyahu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534 %</text:p>
          </table:table-cell>
          <table:table-cell office:value-type="string" calcext:value-type="string">
            <text:p>Pakista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641 %</text:p>
          </table:table-cell>
          <table:table-cell office:value-type="string" calcext:value-type="string">
            <text:p>Natio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689 %</text:p>
          </table:table-cell>
          <table:table-cell office:value-type="string" calcext:value-type="string">
            <text:p>T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240 %</text:p>
          </table:table-cell>
          <table:table-cell office:value-type="string" calcext:value-type="string">
            <text:p>Republic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4072 %</text:p>
          </table:table-cell>
          <table:table-cell office:value-type="string" calcext:value-type="string">
            <text:p>Wa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Sri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3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o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88 %</text:p>
          </table:table-cell>
          <table:table-cell office:value-type="string" calcext:value-type="string">
            <text:p>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534 %</text:p>
          </table:table-cell>
          <table:table-cell office:value-type="string" calcext:value-type="string">
            <text:p>Pari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3641 %</text:p>
          </table:table-cell>
          <table:table-cell office:value-type="string" calcext:value-type="string">
            <text:p>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5186 %</text:p>
          </table:table-cell>
          <table:table-cell office:value-type="string" calcext:value-type="string">
            <text:p>L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689 %</text:p>
          </table:table-cell>
          <table:table-cell office:value-type="string" calcext:value-type="string">
            <text:p>Lond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240 %</text:p>
          </table:table-cell>
          <table:table-cell office:value-type="string" calcext:value-type="string">
            <text:p>tw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81 %</text:p>
          </table:table-cell>
          <table:table-cell office:value-type="string" calcext:value-type="string">
            <text:p>Com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Ali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30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788 %</text:p>
          </table:table-cell>
          <table:table-cell office:value-type="string" calcext:value-type="string">
            <text:p>;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534 %</text:p>
          </table:table-cell>
          <table:table-cell office:value-type="string" calcext:value-type="string">
            <text:p>Syri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501 %</text:p>
          </table:table-cell>
          <table:table-cell office:value-type="string" calcext:value-type="string">
            <text:p>Oc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S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689 %</text:p>
          </table:table-cell>
          <table:table-cell office:value-type="string" calcext:value-type="string">
            <text:p>Barcelo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240 %</text:p>
          </table:table-cell>
          <table:table-cell office:value-type="string" calcext:value-type="string">
            <text:p>LOC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81 %</text:p>
          </table:table-cell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L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29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636 %</text:p>
          </table:table-cell>
          <table:table-cell office:value-type="string" calcext:value-type="string">
            <text:p>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3534 %</text:p>
          </table:table-cell>
          <table:table-cell office:value-type="string" calcext:value-type="string">
            <text:p>Fran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3501 %</text:p>
          </table:table-cell>
          <table:table-cell office:value-type="string" calcext:value-type="string">
            <text:p>U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Boruss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689 %</text:p>
          </table:table-cell>
          <table:table-cell office:value-type="string" calcext:value-type="string">
            <text:p>Washingt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700 %</text:p>
          </table:table-cell>
          <table:table-cell office:value-type="string" calcext:value-type="string">
            <text:p>milit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81 %</text:p>
          </table:table-cell>
          <table:table-cell office:value-type="string" calcext:value-type="string">
            <text:p>Wo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e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28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485 %</text:p>
          </table:table-cell>
          <table:table-cell office:value-type="string" calcext:value-type="string">
            <text:p>Jack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13 %</text:p>
          </table:table-cell>
          <table:table-cell office:value-type="string" calcext:value-type="string">
            <text:p>Publishe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61 %</text:p>
          </table:table-cell>
          <table:table-cell office:value-type="string" calcext:value-type="string">
            <text:p>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689 %</text:p>
          </table:table-cell>
          <table:table-cell office:value-type="string" calcext:value-type="string">
            <text:p>Tim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700 %</text:p>
          </table:table-cell>
          <table:table-cell office:value-type="string" calcext:value-type="string">
            <text:p>Germ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81 %</text:p>
          </table:table-cell>
          <table:table-cell office:value-type="string" calcext:value-type="string">
            <text:p>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28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ti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333 %</text:p>
          </table:table-cell>
          <table:table-cell office:value-type="string" calcext:value-type="string">
            <text:p>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13 %</text:p>
          </table:table-cell>
          <table:table-cell office:value-type="string" calcext:value-type="string">
            <text:p>U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61 %</text:p>
          </table:table-cell>
          <table:table-cell office:value-type="string" calcext:value-type="string">
            <text:p>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B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531 %</text:p>
          </table:table-cell>
          <table:table-cell office:value-type="string" calcext:value-type="string">
            <text:p>Reute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Sr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781 %</text:p>
          </table:table-cell>
          <table:table-cell office:value-type="string" calcext:value-type="string">
            <text:p>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28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333 %</text:p>
          </table:table-cell>
          <table:table-cell office:value-type="string" calcext:value-type="string">
            <text:p>Davi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3313 %</text:p>
          </table:table-cell>
          <table:table-cell office:value-type="string" calcext:value-type="string">
            <text:p>i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61 %</text:p>
          </table:table-cell>
          <table:table-cell office:value-type="string" calcext:value-type="string">
            <text:p>Kingdo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compan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531 %</text:p>
          </table:table-cell>
          <table:table-cell office:value-type="string" calcext:value-type="string">
            <text:p>governme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FI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Rober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2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182 %</text:p>
          </table:table-cell>
          <table:table-cell office:value-type="string" calcext:value-type="string">
            <text:p>Medvedev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-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3361 %</text:p>
          </table:table-cell>
          <table:table-cell office:value-type="string" calcext:value-type="string">
            <text:p>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govern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531 %</text:p>
          </table:table-cell>
          <table:table-cell office:value-type="string" calcext:value-type="string">
            <text:p>Sta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ກ່ຽວກັບພວກເຮົາ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ON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2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182 %</text:p>
          </table:table-cell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Cost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3221 %</text:p>
          </table:table-cell>
          <table:table-cell office:value-type="string" calcext:value-type="string">
            <text:p>Lorenz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W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73 %</text:p>
          </table:table-cell>
          <table:table-cell office:value-type="string" calcext:value-type="string">
            <text:p>Counc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fir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P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Georg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26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3182 %</text:p>
          </table:table-cell>
          <table:table-cell office:value-type="string" calcext:value-type="string">
            <text:p>Ahm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Australi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081 %</text:p>
          </table:table-cell>
          <table:table-cell office:value-type="string" calcext:value-type="string">
            <text:p>e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U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73 %</text:p>
          </table:table-cell>
          <table:table-cell office:value-type="string" calcext:value-type="string">
            <text:p>o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Champio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Pos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$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2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qu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030 %</text:p>
          </table:table-cell>
          <table:table-cell office:value-type="string" calcext:value-type="string">
            <text:p>I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h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081 %</text:p>
          </table:table-cell>
          <table:table-cell office:value-type="string" calcext:value-type="string">
            <text:p>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322 %</text:p>
          </table:table-cell>
          <table:table-cell office:value-type="string" calcext:value-type="string">
            <text:p>Engl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73 %</text:p>
          </table:table-cell>
          <table:table-cell office:value-type="string" calcext:value-type="string">
            <text:p>Ne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Americ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Zea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24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879 %</text:p>
          </table:table-cell>
          <table:table-cell office:value-type="string" calcext:value-type="string">
            <text:p>wa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Trum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941 %</text:p>
          </table:table-cell>
          <table:table-cell office:value-type="string" calcext:value-type="string">
            <text:p>Are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373 %</text:p>
          </table:table-cell>
          <table:table-cell office:value-type="string" calcext:value-type="string">
            <text:p>Lou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Ind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L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24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879 %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3092 %</text:p>
          </table:table-cell>
          <table:table-cell office:value-type="string" calcext:value-type="string">
            <text:p>L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941 %</text:p>
          </table:table-cell>
          <table:table-cell office:value-type="string" calcext:value-type="string">
            <text:p>Ire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5 %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sm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490 %</text:p>
          </table:table-cell>
          <table:table-cell office:value-type="string" calcext:value-type="string">
            <text:p>Nat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3 %</text:p>
          </table:table-cell>
          <table:table-cell office:value-type="string" calcext:value-type="string">
            <text:p>I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oma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879 %</text:p>
          </table:table-cell>
          <table:table-cell office:value-type="string" calcext:value-type="string">
            <text:p>Fran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871 %</text:p>
          </table:table-cell>
          <table:table-cell office:value-type="string" calcext:value-type="string">
            <text:p>Californi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941 %</text:p>
          </table:table-cell>
          <table:table-cell office:value-type="string" calcext:value-type="string">
            <text:p>LUM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Lond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5 %</text:p>
          </table:table-cell>
          <table:table-cell office:value-type="string" calcext:value-type="string">
            <text:p>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200 %</text:p>
          </table:table-cell>
          <table:table-cell office:value-type="string" calcext:value-type="string">
            <text:p>pol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Moscow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2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727 %</text:p>
          </table:table-cell>
          <table:table-cell office:value-type="string" calcext:value-type="string">
            <text:p>Jord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871 %</text:p>
          </table:table-cell>
          <table:table-cell office:value-type="string" calcext:value-type="string">
            <text:p>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801 %</text:p>
          </table:table-cell>
          <table:table-cell office:value-type="string" calcext:value-type="string">
            <text:p>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5 %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200 %</text:p>
          </table:table-cell>
          <table:table-cell office:value-type="string" calcext:value-type="string">
            <text:p>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po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2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usep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727 %</text:p>
          </table:table-cell>
          <table:table-cell office:value-type="string" calcext:value-type="string">
            <text:p>Armstro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871 %</text:p>
          </table:table-cell>
          <table:table-cell office:value-type="string" calcext:value-type="string">
            <text:p>Post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801 %</text:p>
          </table:table-cell>
          <table:table-cell office:value-type="string" calcext:value-type="string">
            <text:p>Orle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5 %</text:p>
          </table:table-cell>
          <table:table-cell office:value-type="string" calcext:value-type="string">
            <text:p>Natio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430 %</text:p>
          </table:table-cell>
          <table:table-cell office:value-type="string" calcext:value-type="string">
            <text:p>Maj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200 %</text:p>
          </table:table-cell>
          <table:table-cell office:value-type="string" calcext:value-type="string">
            <text:p>L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D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2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727 %</text:p>
          </table:table-cell>
          <table:table-cell office:value-type="string" calcext:value-type="string">
            <text:p>Ev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650 %</text:p>
          </table:table-cell>
          <table:table-cell office:value-type="string" calcext:value-type="string">
            <text:p>...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661 %</text:p>
          </table:table-cell>
          <table:table-cell office:value-type="string" calcext:value-type="string">
            <text:p>Del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S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215 %</text:p>
          </table:table-cell>
          <table:table-cell office:value-type="string" calcext:value-type="string">
            <text:p>h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foreig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200 %</text:p>
          </table:table-cell>
          <table:table-cell office:value-type="string" calcext:value-type="string">
            <text:p>ti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v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2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576 %</text:p>
          </table:table-cell>
          <table:table-cell office:value-type="string" calcext:value-type="string">
            <text:p>Santo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650 %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661 %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Reuter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Mon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Democrat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200 %</text:p>
          </table:table-cell>
          <table:table-cell office:value-type="string" calcext:value-type="string">
            <text:p>Unive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4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21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576 %</text:p>
          </table:table-cell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650 %</text:p>
          </table:table-cell>
          <table:table-cell office:value-type="string" calcext:value-type="string">
            <text:p>Moscow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521 %</text:p>
          </table:table-cell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Ranger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09 %</text:p>
          </table:table-cell>
          <table:table-cell office:value-type="string" calcext:value-type="string">
            <text:p>is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217 %</text:p>
          </table:table-cell>
          <table:table-cell table:number-columns-repeated="163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424 %</text:p>
          </table:table-cell>
          <table:table-cell office:value-type="string" calcext:value-type="string">
            <text:p>Republ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650 %</text:p>
          </table:table-cell>
          <table:table-cell office:value-type="string" calcext:value-type="string">
            <text:p>Japa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2521 %</text:p>
          </table:table-cell>
          <table:table-cell office:value-type="string" calcext:value-type="string">
            <text:p>Pa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pol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opposi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09 %</text:p>
          </table:table-cell>
          <table:table-cell office:value-type="string" calcext:value-type="string">
            <text:p>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Pet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21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y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424 %</text:p>
          </table:table-cell>
          <table:table-cell office:value-type="string" calcext:value-type="string">
            <text:p>Abba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string" calcext:value-type="string">
            <text:p>S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81 %</text:p>
          </table:table-cell>
          <table:table-cell office:value-type="string" calcext:value-type="string">
            <text:p>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Polic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Cou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Olymp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909 %</text:p>
          </table:table-cell>
          <table:table-cell office:value-type="string" calcext:value-type="string">
            <text:p>Howe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Michae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0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424 %</text:p>
          </table:table-cell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81 %</text:p>
          </table:table-cell>
          <table:table-cell office:value-type="string" calcext:value-type="string">
            <text:p>Co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"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Po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form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5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0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424 %</text:p>
          </table:table-cell>
          <table:table-cell office:value-type="string" calcext:value-type="string">
            <text:p>Roone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string" calcext:value-type="string">
            <text:p>How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81 %</text:p>
          </table:table-cell>
          <table:table-cell office:value-type="string" calcext:value-type="string">
            <text:p>Lou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57 %</text:p>
          </table:table-cell>
          <table:table-cell office:value-type="string" calcext:value-type="string">
            <text:p>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057 %</text:p>
          </table:table-cell>
          <table:table-cell office:value-type="string" calcext:value-type="string">
            <text:p>Departme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Islami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L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Nors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0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273 %</text:p>
          </table:table-cell>
          <table:table-cell office:value-type="string" calcext:value-type="string">
            <text:p>Rodriguez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string" calcext:value-type="string">
            <text:p>US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381 %</text:p>
          </table:table-cell>
          <table:table-cell office:value-type="string" calcext:value-type="string">
            <text:p>N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Foreig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Pol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feder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Olymp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UEF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199 %</text:p>
          </table:table-cell>
          <table:table-cell table:number-columns-repeated="163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273 %</text:p>
          </table:table-cell>
          <table:table-cell office:value-type="string" calcext:value-type="string">
            <text:p>Schumach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string" calcext:value-type="string">
            <text:p>Briti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41 %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Liverpo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S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160 %</text:p>
          </table:table-cell>
          <table:table-cell office:value-type="string" calcext:value-type="string">
            <text:p>LIV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mili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Ban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j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273 %</text:p>
          </table:table-cell>
          <table:table-cell office:value-type="string" calcext:value-type="string">
            <text:p>Silv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2429 %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41 %</text:p>
          </table:table-cell>
          <table:table-cell office:value-type="string" calcext:value-type="string">
            <text:p>Californ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ISB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Subar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New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...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273 %</text:p>
          </table:table-cell>
          <table:table-cell office:value-type="string" calcext:value-type="string">
            <text:p>Geo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Pa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41 %</text:p>
          </table:table-cell>
          <table:table-cell office:value-type="string" calcext:value-type="string">
            <text:p>Hospi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Chi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politica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M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l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S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41 %</text:p>
          </table:table-cell>
          <table:table-cell office:value-type="string" calcext:value-type="string">
            <text:p>Colle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B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Window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,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Hond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1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Montpell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Finl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241 %</text:p>
          </table:table-cell>
          <table:table-cell office:value-type="string" calcext:value-type="string">
            <text:p>Th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N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Gam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Radi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m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Stockhol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Ital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101 %</text:p>
          </table:table-cell>
          <table:table-cell office:value-type="string" calcext:value-type="string">
            <text:p>Columb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h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e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Span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618 %</text:p>
          </table:table-cell>
          <table:table-cell office:value-type="string" calcext:value-type="string">
            <text:p>gover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V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W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2101 %</text:p>
          </table:table-cell>
          <table:table-cell office:value-type="string" calcext:value-type="string">
            <text:p>Ri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Bayer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Petersbur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Giusepp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1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g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Mart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I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Democrat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98 %</text:p>
          </table:table-cell>
          <table:table-cell office:value-type="string" calcext:value-type="string">
            <text:p>Pala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Th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string" calcext:value-type="string">
            <text:p>Pub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Ai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1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bam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2121 %</text:p>
          </table:table-cell>
          <table:table-cell office:value-type="string" calcext:value-type="string">
            <text:p>"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reg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Ban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Eindhov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Lond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string" calcext:value-type="string">
            <text:p>Par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P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1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ri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970 %</text:p>
          </table:table-cell>
          <table:table-cell office:value-type="string" calcext:value-type="string">
            <text:p>Blan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Wes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t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Engl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string" calcext:value-type="string">
            <text:p>Un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Nairob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1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jami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Tru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Afghanist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Na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E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te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string" calcext:value-type="string">
            <text:p>To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Europe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1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Turke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Coun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3 %</text:p>
          </table:table-cell>
          <table:table-cell office:value-type="string" calcext:value-type="string">
            <text:p>Re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Airli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90 %</text:p>
          </table:table-cell>
          <table:table-cell office:value-type="string" calcext:value-type="string">
            <text:p>Grea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327 %</text:p>
          </table:table-cell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97 %</text:p>
          </table:table-cell>
          <table:table-cell office:value-type="string" calcext:value-type="string">
            <text:p>Sa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1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Suzu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Whit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961 %</text:p>
          </table:table-cell>
          <table:table-cell office:value-type="string" calcext:value-type="string">
            <text:p>bo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Aja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PK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sen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re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Republik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1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rr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Napol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208 %</text:p>
          </table:table-cell>
          <table:table-cell office:value-type="string" calcext:value-type="string">
            <text:p>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Dha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Internation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S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Isra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op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Konstanti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1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ar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Nil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88 %</text:p>
          </table:table-cell>
          <table:table-cell office:value-type="string" calcext:value-type="string">
            <text:p>Contac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Deuts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wi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Gemeent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6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Ma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88 %</text:p>
          </table:table-cell>
          <table:table-cell office:value-type="string" calcext:value-type="string">
            <text:p>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I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New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740 %</text:p>
          </table:table-cell>
          <table:table-cell office:value-type="string" calcext:value-type="string">
            <text:p>'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Ar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star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9.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16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I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88 %</text:p>
          </table:table-cell>
          <table:table-cell office:value-type="string" calcext:value-type="string">
            <text:p>the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B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Hou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2 %</text:p>
          </table:table-cell>
          <table:table-cell office:value-type="string" calcext:value-type="string">
            <text:p>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Du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FIF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1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88 %</text:p>
          </table:table-cell>
          <table:table-cell office:value-type="string" calcext:value-type="string">
            <text:p>Lo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th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2 %</text:p>
          </table:table-cell>
          <table:table-cell office:value-type="string" calcext:value-type="string">
            <text:p>Prah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No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shir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15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Austral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988 %</text:p>
          </table:table-cell>
          <table:table-cell office:value-type="string" calcext:value-type="string">
            <text:p>TI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o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82 %</text:p>
          </table:table-cell>
          <table:table-cell office:value-type="string" calcext:value-type="string">
            <text:p>B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Ser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E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818 %</text:p>
          </table:table-cell>
          <table:table-cell office:value-type="string" calcext:value-type="string">
            <text:p>Pa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Braz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Publi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par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Brem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Sovi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Nationa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du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B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Saudi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821 %</text:p>
          </table:table-cell>
          <table:table-cell office:value-type="string" calcext:value-type="string">
            <text:p>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Ind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glob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play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Norsk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1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har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finishe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Russi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81 %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Ange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Japane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N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REPUBLI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ul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McCar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Swed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81 %</text:p>
          </table:table-cell>
          <table:table-cell office:value-type="string" calcext:value-type="string">
            <text:p>In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C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20 %</text:p>
          </table:table-cell>
          <table:table-cell office:value-type="string" calcext:value-type="string">
            <text:p>Musl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confer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Av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Sa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Wa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681 %</text:p>
          </table:table-cell>
          <table:table-cell office:value-type="string" calcext:value-type="string">
            <text:p>Avi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HOT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Californ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Glo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Mare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Shar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Deuts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41 %</text:p>
          </table:table-cell>
          <table:table-cell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Warrior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Post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Ja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er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667 %</text:p>
          </table:table-cell>
          <table:table-cell office:value-type="string" calcext:value-type="string">
            <text:p>Dyl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Fren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41 %</text:p>
          </table:table-cell>
          <table:table-cell office:value-type="string" calcext:value-type="string">
            <text:p>R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Par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the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Elec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制造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ip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Gra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03.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41 %</text:p>
          </table:table-cell>
          <table:table-cell office:value-type="string" calcext:value-type="string">
            <text:p>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Gu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..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036 %</text:p>
          </table:table-cell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Taiw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35 %</text:p>
          </table:table-cell>
          <table:table-cell table:number-columns-repeated="163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lain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41 %</text:p>
          </table:table-cell>
          <table:table-cell office:value-type="string" calcext:value-type="string">
            <text:p>Su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Go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Autho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maj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Postb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Norther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Mex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1541 %</text:p>
          </table:table-cell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m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Swe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Jua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1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jör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Bu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767 %</text:p>
          </table:table-cell>
          <table:table-cell office:value-type="string" calcext:value-type="string">
            <text:p>trac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01 %</text:p>
          </table:table-cell>
          <table:table-cell office:value-type="string" calcext:value-type="string">
            <text:p>Kash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Minist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SCHO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Le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v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Huss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01 %</text:p>
          </table:table-cell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Ko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v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t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▪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d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Jo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LO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01 %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App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424 %</text:p>
          </table:table-cell>
          <table:table-cell office:value-type="string" calcext:value-type="string">
            <text:p>C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m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footb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Churc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1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Mila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Chels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01 %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Feder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Cze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cent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Czec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1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1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Walk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internation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Blu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Pakist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Cit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1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b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t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als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Lab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India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1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Murr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Barcelo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Sa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leag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1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Malmö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Russi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Münch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V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L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11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ol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Tayl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Nige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A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Americ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A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Afric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745 %</text:p>
          </table:table-cell>
          <table:table-cell office:value-type="string" calcext:value-type="string">
            <text:p>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Mes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11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Th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Sh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U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Pau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i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Am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komm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k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515 %</text:p>
          </table:table-cell>
          <table:table-cell office:value-type="string" calcext:value-type="string">
            <text:p>Mill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tow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st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350 %</text:p>
          </table:table-cell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Jam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Lar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Belgi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61 %</text:p>
          </table:table-cell>
          <table:table-cell office:value-type="string" calcext:value-type="string">
            <text:p>Sau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§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T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Françai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m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Pa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Pe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secur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author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An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tanya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Hami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Ukr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dev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We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Talib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Microsof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1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fiz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Pe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pri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newspa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Mil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T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Sp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Willia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Johan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fac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F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Cl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cou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O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Kans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Sie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re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Tenn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So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rl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Neder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Netherland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H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J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1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ham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A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546 %</text:p>
          </table:table-cell>
          <table:table-cell office:value-type="string" calcext:value-type="string">
            <text:p>Faceboo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Re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66 %</text:p>
          </table:table-cell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ille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Fut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JOH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g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Sh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Sputni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Rug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Ar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Fernande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Hond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string" calcext:value-type="string">
            <text:p>Univers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제공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64 %</text:p>
          </table:table-cell>
          <table:table-cell office:value-type="string" calcext:value-type="string">
            <text:p>Fisc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Ameri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Mar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29 %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th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float" office:value="9001" calcext:value-type="float">
            <text:p>9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Hote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dd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Cze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Midd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120 %</text:p>
          </table:table-cell>
          <table:table-cell office:value-type="string" calcext:value-type="string">
            <text:p>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Vil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pol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454 %</text:p>
          </table:table-cell>
          <table:table-cell office:value-type="string" calcext:value-type="string">
            <text:p>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Wor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Tod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su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Counc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32 %</text:p>
          </table:table-cell>
          <table:table-cell office:value-type="string" calcext:value-type="string">
            <text:p>Do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oni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Engl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hi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repo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u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m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b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Berl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Po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Reu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iber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Ma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ent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awren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10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v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Gat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Lo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L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Sarajev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hicag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Bo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poi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tl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Univers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Egyp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erman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Engl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on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ar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Liverpo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fr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ilita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Committ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D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h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ss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Uni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th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Geograph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h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e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M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e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94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n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feder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doll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Tw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NEW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Ander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Thail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Rou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Ro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Ph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sra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lla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212 %</text:p>
          </table:table-cell>
          <table:table-cell office:value-type="string" calcext:value-type="string">
            <text:p>Lu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nter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MUND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grou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Ange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mo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Kabu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Han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elt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ON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0 %</text:p>
          </table:table-cell>
          <table:table-cell office:value-type="string" calcext:value-type="string">
            <text:p>Ser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fa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Sydn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ne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Mes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L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th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Tha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Aja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hospit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Soci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'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107 %</text:p>
          </table:table-cell>
          <table:table-cell office:value-type="string" calcext:value-type="string">
            <text:p>B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nternationa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Rui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325 %</text:p>
          </table:table-cell>
          <table:table-cell office:value-type="string" calcext:value-type="string">
            <text:p>sa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Profes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NH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h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Telanga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g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Toky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Downlo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Upps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S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Rob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8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Coo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a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emeen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Intern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Impo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Mel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JOH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coun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ang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itsubish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ar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Ja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Buen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980 %</text:p>
          </table:table-cell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sra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e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bd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Muhamm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Ho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ost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Belg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Rah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Jerusal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Pue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Universit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Fergu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un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Veg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ri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ark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N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d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Satur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ribu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h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Netherland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Associ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r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Russ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he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oo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Howe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CH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some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urdista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el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Jav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Ar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Uni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3 %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aliforni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Interna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ongre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Colle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vers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Mo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IND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lob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Trans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table:style-name="ce10"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otorol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interna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рейтинг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Pr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ilit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mitr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8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lfga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Be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pa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av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th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Joh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c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..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RAD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hristoph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m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h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upre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Archi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uma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u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Mul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C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loomber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iud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nc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61 %</text:p>
          </table:table-cell>
          <table:table-cell office:value-type="string" calcext:value-type="string">
            <text:p>Dav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redi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49 %</text:p>
          </table:table-cell>
          <table:table-cell office:value-type="string" calcext:value-type="string">
            <text:p>Serv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Va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Jam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ffi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Geograph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Isl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aceboo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7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Zuckerber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Nation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en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'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Roosev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Corpor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anguag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Mande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ta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au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ik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Put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Renaul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Vietn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ra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thi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Република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Stew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Pub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coa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V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os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Lavrov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ã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tlét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a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ore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ksand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Mod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Motoro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840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Sta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Satell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ownt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i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Sander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h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Te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oro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M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ffi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e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angko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rnand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Prag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Wor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Po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T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oko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70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o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ne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B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bu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ph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Lu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Ital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i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語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Wom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Catho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nt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Ko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rel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Hass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Toro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ede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Distri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Der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atin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v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Gom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cou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e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play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Vet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b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Kum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w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api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Fro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ru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TALI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Sala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o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o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5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table:style-name="ce9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ohann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Bratislav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reg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azet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Morr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b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OS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lu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Franci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Rodri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ma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ym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you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ortug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Toro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Mexi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Houst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Ger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epubl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VIDE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Civ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Lew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Zea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is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&amp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aiml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Ag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Ar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nd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mitr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Hannov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Mas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oy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re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Gam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centr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Tr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ompan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Vikt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wor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3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Smi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eutsch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104 %</text:p>
          </table:table-cell>
          <table:table-cell office:value-type="string" calcext:value-type="string">
            <text:p>Sveri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shoo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6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zuk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909 %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SR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D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weste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enja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te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ry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D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domest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lib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Publish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m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nd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Chu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t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esid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countri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Champion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yd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WhatsAp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Canad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►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o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Chine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tali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Te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ind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Ur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mm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Salzbu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for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b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INTER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§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Vancou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th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orm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Loo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wed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Gre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rcelo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Camer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dd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Wash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Bo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10 %</text:p>
          </table:table-cell>
          <table:table-cell office:value-type="string" calcext:value-type="string">
            <text:p>Saud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m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el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k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l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Aff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aceboo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B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ub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i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o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Ban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Reser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uthor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K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eg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Kelan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Budap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Juvent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91 %</text:p>
          </table:table-cell>
          <table:table-cell office:value-type="string" calcext:value-type="string">
            <text:p>To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oh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nri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--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ri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y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ran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Congr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00 %</text:p>
          </table:table-cell>
          <table:table-cell office:value-type="string" calcext:value-type="string">
            <text:p>Hopk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r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Wednes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ingu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Erik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th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ppos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Mosc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ar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stud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ash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hm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Københav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rriv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UHAMM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B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ex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873 %</text:p>
          </table:table-cell>
          <table:table-cell office:value-type="string" calcext:value-type="string">
            <text:p>Commit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Unit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Venezu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P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in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an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g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ourin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cip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Heal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w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a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olora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Stre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North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Tempera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e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r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rish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5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a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etro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Wel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m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h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Ha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re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ar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áš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Ker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KUA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hund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a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lova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k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Fil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Miam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a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a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on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arlo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kk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Rodrigu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J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natio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T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!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Beij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Novem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Hol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Trum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ampa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Utus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Petro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Howe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Rus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ounc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cond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ompet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จังหวัด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fr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Du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Jam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Karnat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angl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ich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meet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Co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outher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ol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Ind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wo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Santa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ove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it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wor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Wo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Po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ohamm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58 %</text:p>
          </table:table-cell>
          <table:table-cell office:value-type="string" calcext:value-type="string">
            <text:p>Ma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U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w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N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n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m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o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Pol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M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Midd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au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zej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nder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rec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5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Gonzále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M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Joh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Os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olumb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Tho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Journ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rsen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Str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bo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Indones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on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abu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i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ccord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sl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yd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K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TENT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Assoc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m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olli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Istanb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Se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Feder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1-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Bla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Republ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hos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Parlia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op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esig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k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Eric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ja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Jer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o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da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regu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New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ladimí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fons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W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Macedo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altim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yan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arvalh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re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Valenc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ar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henzh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hae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sa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Nep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r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Peo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nt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nl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w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Isr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ount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wa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Dan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Hom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Go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Southamp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Pent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Guangzho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Robe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c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e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1-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Austral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Willi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aturd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Bloombe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Volu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yl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H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Zimbabw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av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Shangh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ommer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T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Belar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epublic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Elizab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onfer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mat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47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Kenne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Gree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s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Universitä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Seneg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 %</text:p>
          </table:table-cell>
          <table:table-cell office:value-type="string" calcext:value-type="string">
            <text:p>pol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Jerusal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Eest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âtea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We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governm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Op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doll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lla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ni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table:style-name="ce10" office:value-type="string" calcext:value-type="string">
            <text:p>18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Emp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uss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table:style-name="ce9" office:value-type="string" calcext:value-type="string">
            <text:p>(1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abupa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n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ren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Wind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develop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OMMU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s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Cent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Khm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33 %</text:p>
          </table:table-cell>
          <table:table-cell office:value-type="string" calcext:value-type="string">
            <text:p>J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ounc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Scot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C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va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日本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Serb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er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Divi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or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IJ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Taiw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e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ct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o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begi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Midtjyl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ta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table:style-name="ce10" office:value-type="string" calcext:value-type="string">
            <text:p>(2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Zimbab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mster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un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Dom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uccessf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1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ová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Madr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C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o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do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gu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u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Liverpoo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60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W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N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tu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Par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everybo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Gu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Ener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Isra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i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tal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H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etanya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Glo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IB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Indone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rookly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Srb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Va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рейтин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irlin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ep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uck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Vide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a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oftw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r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Reg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Bucure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Teh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ex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ccor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NJ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dulla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Martín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Kurd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inneso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on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0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Torr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b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o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mig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anc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rec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ó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itsubish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s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–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ver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ovin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e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i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t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Urugu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Ge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o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Bucureş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eleph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i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Hernánd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w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Corpo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Mosk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in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el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Mendoz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Cap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c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Al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M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Lo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Virgi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Goo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ar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Thursd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ompan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Re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B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41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-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Ron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y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októ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ord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Beij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H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na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J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Inve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dr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re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Co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fi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FR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R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•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f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b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e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 %</text:p>
          </table:table-cell>
          <table:table-cell office:value-type="string" calcext:value-type="string">
            <text:p>Howe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oyo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atho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r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io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an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b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r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rain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an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el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Srps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b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Ju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r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err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im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Lop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erl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Lu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ed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Mun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Gr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Rich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hm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al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Kashm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inanc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Ho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I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la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6.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Eng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or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It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Downl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B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lar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hal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Sh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Georg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Barb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o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Jorn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democrat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d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u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Vo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eatt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Norweg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Shakespea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Ju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uthor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z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ostb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Coll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ntwerp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p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d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an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iv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Ital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Techn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P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Kot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Toyo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Sams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rankf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Olg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l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Yama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Conve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fin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udwi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hul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Tw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atio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Cen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har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v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ev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PK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–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T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hristop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opesc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ourna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Dis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a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mar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ynd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hristens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le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play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fore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g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elbour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ay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Valenc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1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Guar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Europ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Lid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h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t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st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mit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arszaw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Hou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4 %</text:p>
          </table:table-cell>
          <table:table-cell office:value-type="string" calcext:value-type="string">
            <text:p>Tes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O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h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mili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a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Niger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Na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ufthav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e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tuttg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i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il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scho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Vi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ga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mass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ssand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Lar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M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en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ff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anasoni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izabe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inh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M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e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Ros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rkin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Azi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partic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N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Viet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hili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Eur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est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PHO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35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urph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Ro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di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h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nnou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very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Christen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Vene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Su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ver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INTERNATION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Chenn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októb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Ind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inan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l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D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S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o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R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Mosc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D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w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Jor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Sier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2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lori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F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el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Kosov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Geo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opag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Oli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20 %</text:p>
          </table:table-cell>
          <table:table-cell table:number-columns-repeated="3"/>
          <table:table-cell office:value-type="string" calcext:value-type="string">
            <text:p>Colora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W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Dav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üll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os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o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ou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ol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Char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V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vail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AT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nnoun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outhe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Than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Fra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eij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ub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Ha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office:value-type="string" calcext:value-type="string">
            <text:p>rec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6 %</text:p>
          </table:table-cell>
          <table:table-cell office:value-type="string" calcext:value-type="string">
            <text:p>Lähettäny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ownlo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hil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Pr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O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Rep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Fac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a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Comp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tra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Guin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nnif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Reute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h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w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ace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Istanbu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yea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US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C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or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ã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G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arlia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C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roni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Frankre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Reu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fini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Airb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12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e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icha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Ar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k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Happ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ytaut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G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Vietn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r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Th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l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←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ris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resid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Norweg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ams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40 %</text:p>
          </table:table-cell>
          <table:table-cell office:value-type="string" calcext:value-type="string">
            <text:p>Fed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Im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lm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ieme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gro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J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w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anche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Wimble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ir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Abb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Champion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rba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Ga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titu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Westmins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®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i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L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An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to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Gate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nal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Laz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i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Gr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Nok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every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Galax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S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Deutschl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Ulti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eo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Bo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Wr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Masji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arach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63 %</text:p>
          </table:table-cell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org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75 %</text:p>
          </table:table-cell>
          <table:table-cell office:value-type="string" calcext:value-type="string">
            <text:p>Timiso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AB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af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Blu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hilipp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Juven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Н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brahi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Dav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rme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ill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aí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gr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i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Ju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hin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Ka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thorit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Coun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3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rri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e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Nuev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igdemo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Russ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o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Ami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D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sla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ich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ol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tbo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Zagr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ibral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ewcas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Göte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ichi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Telegra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1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a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Spec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e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dd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arcel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ise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Coff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m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n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미국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h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T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l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i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ovač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h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Ameri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D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lb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ea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Pre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x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me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e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€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Lakshm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29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k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zho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H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s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Er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Kaz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Jaka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komm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solu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82 %</text:p>
          </table:table-cell>
          <table:table-cell table:number-columns-repeated="3"/>
          <table:table-cell office:value-type="string" calcext:value-type="string">
            <text:p>J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Vien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hangh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om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mer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R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ithua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Garci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ra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'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Of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r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Har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ssoci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I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lah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hild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Organiz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uthor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Johannesbur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ov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ha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a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m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gis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ladim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G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i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e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o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K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Du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u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du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a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Reser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'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rem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of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bd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art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Nor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ra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v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a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illi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ioren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um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—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W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e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acif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me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ohn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455 %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ve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dri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o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udap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putn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Dha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ilah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d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Banj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is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r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h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ren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vil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h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la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Enriq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ed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l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I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footb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ef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ol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har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4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i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Украина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Garc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epubl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isto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ddit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rancisc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kar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ko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or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r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i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ovos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ar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or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ba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Ont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nado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ortuguê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o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da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a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no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Vict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oã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5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El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Ug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Volkswa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e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e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ommu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acedon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Jeffr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a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ó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i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am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oliti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Oh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uic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•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yo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Jac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Kar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B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r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West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imble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eny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a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li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hv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nform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arl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§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Japane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apa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y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Nat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hangh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ier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ras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r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lovens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onta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brah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arsz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u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ll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ex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el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itc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pta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of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h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Que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alz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o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in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mo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ns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m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Jes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B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a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h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hica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rist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repa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di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e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ar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asj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ec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NL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Ut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eşiktaş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dr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Erdo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e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ot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r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cC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Okr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eger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ru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um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o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et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OM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or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arlia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ias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l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omas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emocra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f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riv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G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ezi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owe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UM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lat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a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gre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nta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ydn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Joh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ff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a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Dub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u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ene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anno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inan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nan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rasi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roat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este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Un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ommun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tth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e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F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ç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a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i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Her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ompe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epubl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Ricc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e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n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Fr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Ferr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rofession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a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arkoz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io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s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har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제공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rn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ut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elbou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iffe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llyw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misl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re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N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Dal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Om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t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Lo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cad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staf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rgen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uthor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Kans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ef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ws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elea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Atlan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Dur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WhatsAp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Ho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a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is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3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me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o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o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itc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uár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rin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en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roso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e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F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가입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bdull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uxembo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rij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ović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u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ar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Electo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rit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o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r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he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ay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atin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w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sl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a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u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Y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hil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um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ánch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ho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v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eksand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ulga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eo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Joz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Olymp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nucle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ag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ontpell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erb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o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blish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ta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re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at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an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ewsp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e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epubli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Defe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re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he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v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tar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Pentag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G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yyskuu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cD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Execu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ap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jand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am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ou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brah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as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n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rg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yo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al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Europe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Bi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aí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Отец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Junck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ambo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h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lec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No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olu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d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c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ocia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ult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amp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IM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vens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h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k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develop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Musl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tart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ans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ahm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po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hm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80 %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mil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deri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esc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ap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ims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X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香港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w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duar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Josh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d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ber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ru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Inte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ow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or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am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mbu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h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Kurd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ms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lg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onti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Zagr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hang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n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Egyp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v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r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di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y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6-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be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zil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o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r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tre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rt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a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eik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aur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Reser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a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REAK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ovsk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guyễ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Na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m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e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Gand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old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£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s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illi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h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rlusco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I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erson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vgor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msterd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ró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rø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Rober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fri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table:style-name="ce10" office:value-type="string" calcext:value-type="string">
            <text:p>3: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amb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i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odrig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cDona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hic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lk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tur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Gra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lor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a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fin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eskiviikk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ax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Vid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au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t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ajasth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Dij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ISTOR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8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y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om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Pic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ecur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T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r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nounc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Bo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Csa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Arn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w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igi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eni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Se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y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→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n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onro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Colum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na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ürg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o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m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x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mpet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om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16 %</text:p>
          </table:table-cell>
          <table:table-cell office:value-type="string" calcext:value-type="string">
            <text:p>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loy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alatasa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mmit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ott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l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h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ib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ih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sc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e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ep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sear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Vir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---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ie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n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depen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n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r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uic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ol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nsul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r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nt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e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EURO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heorg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Kap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M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rk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442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at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ir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1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wed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a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vi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i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j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n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ppea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a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iffe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einri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viol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ockho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ona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한국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y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ac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i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lasg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ürg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ergu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ser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Writ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yd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M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rla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c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ky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rg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h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iber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y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alli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Vol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r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ü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jublj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thol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Hat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r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ratisl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er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d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elek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al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lig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dinbu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o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na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ng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ner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nton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a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nd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penal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rti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etanya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e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vi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egis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1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o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a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ioren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vá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ssis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a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odri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h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araj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ng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ed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Y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awa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hend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elan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t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hang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irw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d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ig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atalu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hm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ch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Sw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mster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xhib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Постановление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8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l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aw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wa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ogot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z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iedri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Antwer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cono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aš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•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Br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este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v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am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303 %</text:p>
          </table:table-cell>
          <table:table-cell office:value-type="string" calcext:value-type="string">
            <text:p>Fried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i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rd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gai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p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itiz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rig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oy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ck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c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z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Ka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ostbok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dw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er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ue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els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ingd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b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e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ar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do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ir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სახელმწიფ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eorg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hr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sh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y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rweg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ky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ir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(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ndes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ver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ou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rov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ur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onstit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ostbo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e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ros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th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table:style-name="ce10" office:value-type="string" calcext:value-type="string">
            <text:p>21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r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b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ol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ill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ns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irsd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r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mmitt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о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estaur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প্রতিনিধি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N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ub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en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zhe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naly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ohan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1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ESTI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o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Xi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ash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h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Á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ris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ric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Nig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oc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ie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a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a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p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ru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nan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ernand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V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UHAMM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Český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q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op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rizo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a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f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któ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ms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3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ti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a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ju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31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hm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aru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üsseldor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rr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osé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zhei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รายละเอีย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ord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S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publ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hamp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Á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ich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rí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ubl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adu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be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ZAGRE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y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r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AR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n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ea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x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ef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lo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Zagr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ssou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s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4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eg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ingap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oat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c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ontin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e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O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indo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aziant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Jakar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K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or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rdo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l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i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heik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cade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riniv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l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p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mpre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m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d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h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rgar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lgi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l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pi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avar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S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ürki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d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et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ttor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el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ies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s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row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esztivá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i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skv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e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esti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ol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eiv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and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ng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T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oha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hu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L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ÁR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par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rm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v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tho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S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usi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b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ol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rweg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ta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ä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p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ussis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oles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3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tro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eutsc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il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guy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lr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du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nte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ytaut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r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rli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ovgo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irm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lu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t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nstan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ar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oun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ew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am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lev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tter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ng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bd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å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mple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oel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o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t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ern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Zu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rp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3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ri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uff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o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s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wic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oun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i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si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ra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nnou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i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ustral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Viag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chel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ši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en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j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ogr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arc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in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ryptocurr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a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s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a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eg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as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ar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ha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Y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slam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usl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et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rli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cDon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alen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g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e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n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l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tlan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or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ha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am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Ki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s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shi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olfg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r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in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var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e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bi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ississip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ra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lb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a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r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ir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n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n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lov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ew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iovan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re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ili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ární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a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a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epub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ru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u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u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Youtu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rdför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ur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table:style-name="ce10" office:value-type="string" calcext:value-type="string">
            <text:p>1: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at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T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k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table:style-name="ce10" office:value-type="string" calcext:value-type="string">
            <text:p>2: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tere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ern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o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or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u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e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et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emoc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4-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urin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awasa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rtiz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anz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rth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uzu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ui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m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rizo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aw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d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a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nflu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ejand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l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PD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b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n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i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r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oren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l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erla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b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evolu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-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p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rse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ssasj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uangzh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ronin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ow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jø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here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e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n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hangha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um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i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eut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inc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b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ot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pub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ek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rim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ea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hoo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Á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l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rme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l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m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d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r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icol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alv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ter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a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exand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r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igh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niun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c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ambo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f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프랑스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ang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Y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n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mm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o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u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acte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itto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st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hakespe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OT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sm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ilb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o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e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c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rist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on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ikilo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mman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x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udet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D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un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zeri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ter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la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ar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ri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CH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m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ň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ucur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la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nu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love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athed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itc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d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o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ssi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j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iscon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s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llow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hoe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Xav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ri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Con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elm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n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R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r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rl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ribbe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o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f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i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E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gai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ui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ortm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c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esid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ss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e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o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che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rit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clu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ó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r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rzyszt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u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UD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w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o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f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rr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বাংলাদেশ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rc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amp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era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1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v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2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2-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(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ali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a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c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ART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il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b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itt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lac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K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ne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r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roduc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u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lco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wh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ra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nn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u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eal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.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ontr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rn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lay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nag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fghan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i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h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r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j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o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zerbaij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err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ier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arc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d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ar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ubar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ex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e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rodu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llow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전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ter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or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ot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r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ina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ilhe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o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nder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g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u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ø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ktivit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dre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l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elbour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al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unc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S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n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or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anis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ols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veučiliš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r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x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Inv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ris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uaw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mpeon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tisf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ac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l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ver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Jerusa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H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ir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ublis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y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m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o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tud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k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re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o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nnl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mne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i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zimi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l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i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rv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jø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Naj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J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e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Matt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ho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w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riff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lz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Harv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chał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euge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স্বাস্থ্য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t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ru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outsta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he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Z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ab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o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ol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d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h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ega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erk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lawy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ar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RL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ennsylv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pół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Ess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h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ud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llen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om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ven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ran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t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b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an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a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wi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Vee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gda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F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ejan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r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constru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lu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russ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office:value-type="string" calcext:value-type="string">
            <text:p>Bud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0 %</text:p>
          </table:table-cell>
          <table:table-cell office:value-type="string" calcext:value-type="string">
            <text:p>Volksw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le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óm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cu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Brex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nde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u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Ga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a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re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o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od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r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ru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h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ffili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i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rv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n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egna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iff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u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b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ma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x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cli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u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u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consu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r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e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ati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u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upr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s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ree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al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tc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i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y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nvironme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开奖结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України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rbá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x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lo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gaz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op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ã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Sven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rus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ar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on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hi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ske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ndu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aceb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ilit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ch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oekar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K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z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we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v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rit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me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n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ndu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uja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love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VID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f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x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of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in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cot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ra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UM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stu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uaw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le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Frame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nist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mble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lcoh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s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ss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dru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l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lasg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egul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w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c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mm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ommuni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heorg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ol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r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n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a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r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éx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o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du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al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u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dministr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ire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lame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ak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W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ur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or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ragu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c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oe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ī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u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Châ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c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ovin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ob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rticip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ad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h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ch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hanksg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ydera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t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ff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Harv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ih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elc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Bal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f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hmedab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nt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T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sb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mp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Koso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the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$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k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člán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ra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Venezu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Beog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i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K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Step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o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ászl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appe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sur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d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sour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o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l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irl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aksh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inclu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l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Hin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a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e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o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h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ppea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o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table:style-name="ce10" office:value-type="string" calcext:value-type="string">
            <text:p>12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Giovan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ew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ur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thous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tanis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pha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H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et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m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proj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se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lik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r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#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mo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Mar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Serg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ster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lz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Pre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etfl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u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over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gy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Ethio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or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ras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3"/>
          <table:table-cell office:value-type="string" calcext:value-type="string">
            <text:p>Lähettäny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91 %</text:p>
          </table:table-cell>
          <table:table-cell table:number-columns-repeated="3"/>
          <table:table-cell office:value-type="string" calcext:value-type="string">
            <text:p>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anch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1/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e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l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table:style-name="ce10"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Kn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uts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r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a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ab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rf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d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unn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usso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—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ernán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u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rank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ac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lymp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iss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c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an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tlan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Bjö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ar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hiladel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ri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ittsbur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us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a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Br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s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trasbo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Viln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z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rzego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i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hiladelph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ranc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n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lau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gr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leg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mit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shr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em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sh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Владими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d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rini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A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k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ssis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Vi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tter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eter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n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la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we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n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871" calcext:value-type="float">
            <text:p>1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ih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uis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i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na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in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909" calcext:value-type="float">
            <text:p>1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ed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es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rgent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ah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uard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u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c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kshm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fri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y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·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sa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i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o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h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rem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z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u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ust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ratisl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e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ruxel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ova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arszaw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il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smus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ai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en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ab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moc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a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dri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nt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r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h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u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t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g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Ro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e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a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l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nhat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lvad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l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v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cal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us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em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onti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á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o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ffi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ra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e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üley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fe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ng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u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style-name="ce9" office:value-type="string" calcext:value-type="string">
            <text:p>(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2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drígu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red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Ug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v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ardash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ru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cC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ov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r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v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h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ag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Qu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ed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re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Guar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loom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th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is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u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o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o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e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uven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ord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u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at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ic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jo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MS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opu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i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rt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ren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a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u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g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ener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a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ha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mpan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llow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rra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d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казать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ri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is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r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ā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P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ugb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m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e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u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i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P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న్యూస్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Ein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ab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table:style-name="ce10" office:value-type="string" calcext:value-type="string">
            <text:p>(0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b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aj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ga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tu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eg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ang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arw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Vis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Vi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etanya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eó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t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ili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avig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h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l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gl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o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rc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d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o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penc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er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Hercegov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ošnj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pi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r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onte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ar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Zo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us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Z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ier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um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šč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antia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gle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X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mocr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ow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Ve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Yıldı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atsA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l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m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stablish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al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xecu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urrent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dministra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hrys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or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Wil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n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nw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Wil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uard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u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all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u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ter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lo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or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guy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ün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v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ya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y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k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p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str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en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Johanne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apit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b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e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chmi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Ko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icto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articip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nonym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raff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Us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hea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ranci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ith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U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teres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Zi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ounc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e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pol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e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Kn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dv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h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in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el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ari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la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ih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in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elg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I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hemselv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a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openhag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Ker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anta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d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Beyo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jublj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Her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A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Karnata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f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r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ou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Z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Nic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gio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J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y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ernambu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nnu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ei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u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á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tud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A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al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Desp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ndid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ur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outh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pan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i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t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ir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op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e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Ha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ul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han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Novo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a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rt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at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fo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nt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rtíne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eu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z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ues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Hol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glu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ubl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l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j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adi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Weste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cr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Izetbegović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u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ur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ed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Mosc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Tagg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斗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avi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liv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pe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la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t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--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s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pee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in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R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au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lli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yş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por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onc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a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yy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our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pu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m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mp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newspa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d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l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ester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←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har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dminist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ndro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计划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Lincol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Ca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eloi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umm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oe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War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ent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r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deci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p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op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im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camp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riv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Marse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muse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e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B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Civ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Ow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surroun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p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Renau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R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E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Alexand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Dub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lo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office:value-type="string" calcext:value-type="string">
            <text:p>Sveri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1 %</text:p>
          </table:table-cell>
          <table:table-cell office:value-type="string" calcext:value-type="string">
            <text:p>Vilni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ow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ven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ash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Ethiop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თბილისი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G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omp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For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Invest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ss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Dans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Hen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eh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Detai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dr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el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Gup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hannesbu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Kan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Gra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appro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Tayl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ästerå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Konta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Air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Leon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W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Pi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sol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am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Yah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Jose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Mitch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Ferrei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3"/>
          <table:table-cell office:value-type="string" calcext:value-type="string">
            <text:p>Ga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 %</text:p>
          </table:table-cell>
          <table:table-cell table:number-columns-repeated="3"/>
          <table:table-cell office:value-type="string" calcext:value-type="string">
            <text:p>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string" calcext:value-type="string">
            <text:p>Kra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Mahe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ön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Chevr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string" calcext:value-type="string">
            <text:p>cab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e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W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r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string" calcext:value-type="string">
            <text:p>UE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Ad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UHAMM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9"/>
          <table:table-cell office:value-type="string" calcext:value-type="string">
            <text:p>Ir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8 %</text:p>
          </table:table-cell>
          <table:table-cell table:number-columns-repeated="9"/>
          <table:table-cell office:value-type="string" calcext:value-type="string">
            <text:p>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Elizabe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ei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ow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lec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a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h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ar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v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INSTIT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Fore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im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adh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Athle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rmstr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chumac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Secu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franç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elec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vá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Vol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D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W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ubak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o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mer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araj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日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erlusco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Fi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s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SÁ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↑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–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uf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c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Københav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ess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ác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Ro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Ibrah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Feder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fotogra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eskiviik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J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No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hau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指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bra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D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ar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Th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anu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ccor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io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ve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hrist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Break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Al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Ra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tent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poss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Cl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u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Journ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nag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edic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Marc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Dub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Laur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Metropoli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Repúbl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Kap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2 %</text:p>
          </table:table-cell>
          <table:table-cell table:number-columns-repeated="21"/>
          <table:table-cell office:value-type="string" calcext:value-type="string">
            <text:p>R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i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Da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ank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B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lexa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på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D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u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A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tate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TENT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M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>
          <table:table-cell table:number-columns-repeated="24"/>
          <table:table-cell office:value-type="string" calcext:value-type="string">
            <text:p>s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6 %</text:p>
          </table:table-cell>
          <table:table-cell table:number-columns-repeated="16357"/>
        </table:table-row>
        <table:table-row table:style-name="ro1" table:number-rows-repeated="104749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.00.0000</text:date>, <text:time style:data-style-name="N2" text:time-value="22:05:43.5189201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30T22:15:31.018704297</dc:date>
    <meta:editing-duration>PT13M18S</meta:editing-duration>
    <meta:editing-cycles>3</meta:editing-cycles>
    <meta:generator>LibreOffice/24.2.3.2$Linux_X86_64 LibreOffice_project/420$Build-2</meta:generator>
    <meta:document-statistic meta:table-count="1" meta:cell-count="21750" meta:object-count="0"/>
  </office:meta>
</office:document-meta>
</file>